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3C40000015715246F2B9C00A938.png" manifest:media-type="image/png"/>
  <manifest:file-entry manifest:full-path="Pictures/10001728000063A20000237338826F7A902F57D1.svg" manifest:media-type="image/svg+xml"/>
  <manifest:file-entry manifest:full-path="Pictures/100002010000015800000157450D22C195E9B1D2.png" manifest:media-type="image/png"/>
  <manifest:file-entry manifest:full-path="Pictures/10000CEE0000238E00002373A6708BE54C637C7E.svg" manifest:media-type="image/svg+xml"/>
  <manifest:file-entry manifest:full-path="Pictures/100002010000017C000000AC05AE7C0CCA6BFF4C.png" manifest:media-type="image/png"/>
  <manifest:file-entry manifest:full-path="Pictures/1000020100000282000000E554850F6A2A7E51BE.png" manifest:media-type="image/png"/>
  <manifest:file-entry manifest:full-path="Pictures/100011D5000088530000237368DEF7B2ABEE8EF6.svg" manifest:media-type="image/svg+xml"/>
  <manifest:file-entry manifest:full-path="Pictures/1000096000002746000011C75E00D0A11FCD3736.svg" manifest:media-type="image/svg+xml"/>
  <manifest:file-entry manifest:full-path="Pictures/10000CC10000425A000017AB5B35473633684E5D.svg" manifest:media-type="image/svg+xml"/>
  <manifest:file-entry manifest:full-path="Pictures/1000020100000527000001570E5C5C9605E7D46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paragraph" svg:x="21.151cm" svg:y="9.62cm" svg:width="5.846cm" svg:height="2.646cm" draw:z-index="0"><draw:image xlink:href="Pictures/1000096000002746000011C75E00D0A11FCD3736.svg" xlink:type="simple" xlink:show="embed" xlink:actuate="onLoad" loext:mime-type="image/svg+xml"/><draw:image xlink:href="Pictures/100002010000017C000000AC05AE7C0CCA6BFF4C.png" xlink:type="simple" xlink:show="embed" xlink:actuate="onLoad" loext:mime-type="image/png"/></draw:frame><draw:frame draw:style-name="fr1" draw:name="Image3" text:anchor-type="paragraph" svg:x="19.318cm" svg:y="12.522cm" svg:width="9.289cm" svg:height="3.313cm" draw:z-index="1"><draw:image xlink:href="Pictures/10000CC10000425A000017AB5B35473633684E5D.svg" xlink:type="simple" xlink:show="embed" xlink:actuate="onLoad" loext:mime-type="image/svg+xml"/><draw:image xlink:href="Pictures/1000020100000282000000E554850F6A2A7E51BE.png" xlink:type="simple" xlink:show="embed" xlink:actuate="onLoad" loext:mime-type="image/png"/></draw:frame><draw:frame draw:style-name="fr1" draw:name="Image4" text:anchor-type="paragraph" svg:x="0.332cm" svg:y="3.129cm" svg:width="22.294cm" svg:height="5.796cm" draw:z-index="2"><draw:image xlink:href="Pictures/100011D5000088530000237368DEF7B2ABEE8EF6.svg" xlink:type="simple" xlink:show="embed" xlink:actuate="onLoad" loext:mime-type="image/svg+xml"/><draw:image xlink:href="Pictures/1000020100000527000001570E5C5C9605E7D46C.png" xlink:type="simple" xlink:show="embed" xlink:actuate="onLoad" loext:mime-type="image/png"/></draw:frame><draw:frame draw:style-name="fr1" draw:name="Image5" text:anchor-type="paragraph" svg:x="22.825cm" svg:y="3.307cm" svg:width="5.412cm" svg:height="5.398cm" draw:z-index="3"><draw:image xlink:href="Pictures/10000CEE0000238E00002373A6708BE54C637C7E.svg" xlink:type="simple" xlink:show="embed" xlink:actuate="onLoad" loext:mime-type="image/svg+xml"/><draw:image xlink:href="Pictures/100002010000015800000157450D22C195E9B1D2.png" xlink:type="simple" xlink:show="embed" xlink:actuate="onLoad" loext:mime-type="image/png"/></draw:frame><draw:frame draw:style-name="fr1" draw:name="Image6" text:anchor-type="paragraph" svg:x="0.409cm" svg:y="9.327cm" svg:width="18.389cm" svg:height="6.542cm" draw:z-index="4"><draw:image xlink:href="Pictures/10001728000063A20000237338826F7A902F57D1.svg" xlink:type="simple" xlink:show="embed" xlink:actuate="onLoad" loext:mime-type="image/svg+xml"/><draw:image xlink:href="Pictures/10000201000003C40000015715246F2B9C00A9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0.6cm" fo:margin-right="0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02T11:00:40.760624514</meta:creation-date>
    <dc:date>2020-07-02T14:33:40.026182419</dc:date>
    <meta:editing-duration>PT12M18S</meta:editing-duration>
    <meta:editing-cycles>2</meta:editing-cycles>
    <meta:generator>LibreOffice/6.3.5.2$Linux_X86_64 LibreOffice_project/30$Build-2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